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62.25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50.36mm"/>
    </style:style>
    <style:style style:name="co6" style:family="table-column">
      <style:table-column-properties fo:break-before="auto" style:column-width="169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ff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cc" fo:wrap-option="wrap" fo:border="0.06pt solid #000000"/>
    </style:style>
  </office:automatic-styles>
  <office:body>
    <office:spreadsheet>
      <table:calculation-settings table:automatic-find-labels="false"/>
      <table:table table:name="DSP-ADAU1452-StandAlone-Bill-of-Materials-1.0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/>
          <table:table-cell table:style-name="ce4" office:value-type="string" calcext:value-type="string">
            <text:p>DSP-ADAU1452-StandAlone Bill of Materials Release 1.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ce5" office:value-type="date" office:date-value="2016-01-24" calcext:value-type="date">
            <text:p>24/01/16</text:p>
          </table:table-cell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etai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233,R413,R567,R566,R565,R563,R562,R561,R559,R558,R557,R555,R554,R553,R551,R550,R548,R547,R546,R403,R544,R549,R545,R405,R406</text:p>
          </table:table-cell>
          <table:table-cell office:value-type="string" calcext:value-type="string">
            <text:p>SMD-08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5R</text:p>
          </table:table-cell>
          <table:table-cell office:value-type="string" calcext:value-type="string">
            <text:p>100mW</text:p>
          </table:table-cell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TP509,TP503,TP510,TP513,TP517,TP514,TP518,TP515,TP519,TP516,TP520,TP521,TP522,TP523,TP524,TP525,TP526,TP527,TP528,TP504,TP511,TP512,TP502,TP507,TP508,TP501,TP505,TP506,TP201</text:p>
          </table:table-cell>
          <table:table-cell table:style-name="ce3" office:value-type="string" calcext:value-type="string">
            <text:p>TP-TH-1mm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VERO 20-2137 or equivalent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D501,D502,D503,D504,D505,D506,D507,D508,D509,D510,D511,D512</text:p>
          </table:table-cell>
          <table:table-cell office:value-type="string" calcext:value-type="string">
            <text:p>DIODE-SOD-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1N4148W or Diodes Inc B130LAW-7-F (better part to use)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U302</text:p>
          </table:table-cell>
          <table:table-cell table:style-name="ce3" office:value-type="string" calcext:value-type="string">
            <text:p>IC-SOT223-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PS7A4533DCQ</text:p>
          </table:table-cell>
          <table:table-cell table:style-name="ce3" office:value-type="string" calcext:value-type="string">
            <text:p>Texas Instruments TPS7A4533DCQ low noise regulato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DIODE-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30A</text:p>
          </table:table-cell>
          <table:table-cell office:value-type="string" calcext:value-type="string">
            <text:p>Diodes Inc. B230A-13-F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L302</text:p>
          </table:table-cell>
          <table:table-cell table:style-name="ce3" office:value-type="string" calcext:value-type="string">
            <text:p>IND-VLC40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LC5045T-4R7M</text:p>
          </table:table-cell>
          <table:table-cell table:style-name="ce3" office:value-type="string" calcext:value-type="string">
            <text:p>TDK VLC5045T-4R7M 4.7uH 34mOhm 3.3A SMD inducto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305,P303,P302,P301</text:p>
          </table:table-cell>
          <table:table-cell office:value-type="string" calcext:value-type="string">
            <text:p>Mounting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ounting hole only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307,P306,P202,P201</text:p>
          </table:table-cell>
          <table:table-cell table:style-name="ce3" office:value-type="string" calcext:value-type="string">
            <text:p>CONN_SIL_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NN_2x1</text:p>
          </table:table-cell>
          <table:table-cell table:style-name="ce3" office:value-type="string" calcext:value-type="string">
            <text:p>P201 2.54mm pitch pin header (jumper), others can wire directly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SM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C225</text:p>
          </table:table-cell>
          <table:table-cell table:style-name="ce3" office:value-type="string" calcext:value-type="string">
            <text:p>SMD-0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50p</text:p>
          </table:table-cell>
          <table:table-cell table:style-name="ce3" office:value-type="string" calcext:value-type="string">
            <text:p>50V NP0 5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224</text:p>
          </table:table-cell>
          <table:table-cell office:value-type="string" calcext:value-type="string">
            <text:p>SMD-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n6</text:p>
          </table:table-cell>
          <table:table-cell office:value-type="string" calcext:value-type="string">
            <text:p>50V X7R 10%</text:p>
          </table:table-cell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C268,C258,C248,C244,C238,C229,C226,C221,C215,C241,C247</text:p>
          </table:table-cell>
          <table:table-cell table:style-name="ce3" office:value-type="string" calcext:value-type="string">
            <text:p>SMD-06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0V X7R 10%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246,C242,C240,C237,C228,C223,C219,C213,C245,C257</text:p>
          </table:table-cell>
          <table:table-cell office:value-type="string" calcext:value-type="string">
            <text:p>SMD-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16V X7R 10%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C230,C227,C222,C217,C249,C260</text:p>
          </table:table-cell>
          <table:table-cell table:style-name="ce3" office:value-type="string" calcext:value-type="string">
            <text:p>SMD-06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50V X7R 1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401,P203</text:p>
          </table:table-cell>
          <table:table-cell office:value-type="string" calcext:value-type="string">
            <text:p>CONN_SIL_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3x1</text:p>
          </table:table-cell>
          <table:table-cell office:value-type="string" calcext:value-type="string">
            <text:p>P401 2.54mm pitch pin header (jumper), P203 can wire directly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CN402,CN401</text:p>
          </table:table-cell>
          <table:table-cell table:style-name="ce3" office:value-type="string" calcext:value-type="string">
            <text:p>CONN_SIL_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AX</text:p>
          </table:table-cell>
          <table:table-cell table:style-name="ce3" office:value-type="string" calcext:value-type="string">
            <text:p>75Ohm SPDIF Input/Outputs - to external BNC/Phono - Recommend using coaxial cabl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P205,TP204,TP203,TP202</text:p>
          </table:table-cell>
          <table:table-cell office:value-type="string" calcext:value-type="string">
            <text:p>TP-1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DAU145x unused pins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U303</text:p>
          </table:table-cell>
          <table:table-cell table:style-name="ce3" office:value-type="string" calcext:value-type="string">
            <text:p>IC-SOT-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LV1117LV12DCY</text:p>
          </table:table-cell>
          <table:table-cell table:style-name="ce3" office:value-type="string" calcext:value-type="string">
            <text:p>Texas Instruments TLV1117LV12DCY - Low power version of the 1117 regulator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506,P510,P509,P508,P507,P501,P502,P503,P504</text:p>
          </table:table-cell>
          <table:table-cell office:value-type="string" calcext:value-type="string">
            <text:p>CONN_DIL_2X5_BO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2x5 2.54mm box header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U204</text:p>
          </table:table-cell>
          <table:table-cell table:style-name="ce3" office:value-type="string" calcext:value-type="string">
            <text:p>IC_DIP_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5AA1024</text:p>
          </table:table-cell>
          <table:table-cell table:style-name="ce3" office:value-type="string" calcext:value-type="string">
            <text:p>Serial SPI EEPROM - Microchip 25AA1024 or equivalent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501,U502</text:p>
          </table:table-cell>
          <table:table-cell office:value-type="string" calcext:value-type="string">
            <text:p>IC_SOIC_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B3L553</text:p>
          </table:table-cell>
          <table:table-cell office:value-type="string" calcext:value-type="string">
            <text:p>On Semiconductor NB3L553DG Clock Fanout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P304</text:p>
          </table:table-cell>
          <table:table-cell table:style-name="ce3" office:value-type="string" calcext:value-type="string">
            <text:p>CONN-SCREW-2WAY-5mm-5.08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2x1</text:p>
          </table:table-cell>
          <table:table-cell table:style-name="ce3" office:value-type="string" calcext:value-type="string">
            <text:p>Any 5mm <text:s/>or 5.08mm screw terminal - eg CamdenBoss CTB5000/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IC-LFCSP72-HANDF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U1452WBCPZ</text:p>
          </table:table-cell>
          <table:table-cell office:value-type="string" calcext:value-type="string">
            <text:p>Analog Devices ADAU1450WBCPZ or ADAU1451WBCPZ or ADAU1452WBCPZ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P505</text:p>
          </table:table-cell>
          <table:table-cell table:style-name="ce3" office:value-type="string" calcext:value-type="string">
            <text:p>CONN_DIL_2X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6X2</text:p>
          </table:table-cell>
          <table:table-cell table:style-name="ce3" office:value-type="string" calcext:value-type="string">
            <text:p>2x6 2.54mm pitch header (not box) or wire directly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DIODE-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24T3G</text:p>
          </table:table-cell>
          <table:table-cell office:value-type="string" calcext:value-type="string">
            <text:p>On Semiconductor SS24T3G or Vishay SS24-E3/52T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X201</text:p>
          </table:table-cell>
          <table:table-cell table:style-name="ce3" office:value-type="string" calcext:value-type="string">
            <text:p>XTAL_HC49_T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4M576</text:p>
          </table:table-cell>
          <table:table-cell table:style-name="ce3" office:value-type="string" calcext:value-type="string">
            <text:p>Any HC49 through hole 24.576MHz 18pF Crystal - eg TXC 9B-24.576MAAJ-B (low PPM parts are better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IC-SOT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P2301AUJZ</text:p>
          </table:table-cell>
          <table:table-cell office:value-type="string" calcext:value-type="string">
            <text:p>Analog Devices ADP2301AUJZ DC-DC Step-Down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D304</text:p>
          </table:table-cell>
          <table:table-cell table:style-name="ce3" office:value-type="string" calcext:value-type="string">
            <text:p>SMD-1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Green or Red 1206 LED eg Avago HSMG-C150 (or 0805 parts may fit)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IC_SOIC_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13307-5ARZ</text:p>
          </table:table-cell>
          <table:table-cell office:value-type="string" calcext:value-type="string">
            <text:p>Analog Devices ADM13307-5ARZ Supervisor (SENSE1=3V3,SENSE2=ADJ,SENSE3=ADJ)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SW201</text:p>
          </table:table-cell>
          <table:table-cell table:style-name="ce3" office:value-type="string" calcext:value-type="string">
            <text:p>SW_TACT_SM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Any 6mmx6mm SMD tactile switch - eg TE Connectivity FSM4JSMATR</text:p>
          </table:table-cell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C333,C312,C335,C329,C319,C253,C259,C326,C203,C202,C408,C323,C338,C330,C416,C413,C320,C243,C506,C503,C236,C414,C314,C307,C317,C310,C264,C233,C218,C208,C201,C239,C302,C412,C406,C417,C402,C255,C235,C210,C212</text:p>
          </table:table-cell>
          <table:table-cell office:value-type="string" calcext:value-type="string">
            <text:p>SMD-08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50V X7R 10%</text:p>
          </table:table-cell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C311,C315,C337,C331,C262,C256,C407,C409,C339,C410,C313,C207,C505,C502,C316,C305,C309,C334,C301,C322,C411,C405,C404,C252,C234,C209,C211,C267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22u</text:p>
          </table:table-cell>
          <table:table-cell table:style-name="ce3" office:value-type="string" calcext:value-type="string">
            <text:p>25V X5R 20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302,R408,R409,R242,R402,R240,R238</text:p>
          </table:table-cell>
          <table:table-cell office:value-type="string" calcext:value-type="string">
            <text:p>SMD-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W</text:p>
          </table:table-cell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R308,R307,R214,R213,R212,R211,R230,R229,R560,R556,R552,R520,R519,R518,R517,R524,R523,R522,R521,R528,R527,R526,R525,R532,R531,R530,R529,R541,R306,R223,R216,R228,R227,R564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R311,R534,R407,R533,R404,R401,R303,R246,R237,R224,R215,R202</text:p>
          </table:table-cell>
          <table:table-cell office:value-type="string" calcext:value-type="string">
            <text:p>SMD-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R310,R244,R236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C327,C504,C231,C214,C205,C501,C401,C304,C265,C250</text:p>
          </table:table-cell>
          <table:table-cell office:value-type="string" calcext:value-type="string">
            <text:p>SMD-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50V NP0 5%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C321,C204,C328,C325,C332,C266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25V X7R 10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L502,L501,L401,L301,L202,L201,L203</text:p>
          </table:table-cell>
          <table:table-cell office:value-type="string" calcext:value-type="string">
            <text:p>SMD-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00R@100MHz</text:p>
          </table:table-cell>
          <table:table-cell office:value-type="string" calcext:value-type="string">
            <text:p>'=&gt;1A eg Wruth 742792040, TDK MPZ2012S601A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R411,R226,R231,R241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0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R239,R578,R577,R576,R574,R573,R572,R570,R569,R568,R509,R510,R511,R512,R505,R506,R507,R508,R501,R502,R503,R504,R208,R207,R206,R205,R210,R209,R245,R243,R220,R204,R203,R579,R571,R575,R580,R581,R582,R583,R513,R514,R515,R516</text:p>
          </table:table-cell>
          <table:table-cell office:value-type="string" calcext:value-type="string">
            <text:p>SMD-0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F</text:p>
          </table:table-cell>
          <table:table-cell office:value-type="string" calcext:value-type="string">
            <text:p>NOT FITTED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C261,C254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3p</text:p>
          </table:table-cell>
          <table:table-cell table:style-name="ce3" office:value-type="string" calcext:value-type="string">
            <text:p>50V NP0 5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R221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R543,R542,R225,R201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540,R539,R538,R537,R536,R535</text:p>
          </table:table-cell>
          <table:table-cell office:value-type="string" calcext:value-type="string">
            <text:p>SMD-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R309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470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R304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4k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R232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222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6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R218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k3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217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C415,C308,C220,C263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50V X7R 10%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216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25V X7R 10%</text:p>
          </table:table-cell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TP206</text:p>
          </table:table-cell>
          <table:table-cell table:style-name="ce3" office:value-type="string" calcext:value-type="string">
            <text:p>TP-2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Through hole test point (2mm)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0R</text:p>
          </table:table-cell>
          <table:table-cell office:value-type="string" calcext:value-type="string">
            <text:p>100mW</text:p>
          </table:table-cell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R412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91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IC_SOIC_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-LOGIC-74HC04</text:p>
          </table:table-cell>
          <table:table-cell office:value-type="string" calcext:value-type="string">
            <text:p>Any SOIC-14 74HC04 - eg NXP 74HC04D or Fairchild MM74HC04M</text:p>
          </table:table-cell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R234,R235</text:p>
          </table:table-cell>
          <table:table-cell table:style-name="ce3" office:value-type="string" calcext:value-type="string">
            <text:p>SMD-08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8R</text:p>
          </table:table-cell>
          <table:table-cell table:style-name="ce3" office:value-type="string" calcext:value-type="string">
            <text:p>100mW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IC-SC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-LOGIC-BUF-NC7WZ17P6X</text:p>
          </table:table-cell>
          <table:table-cell office:value-type="string" calcext:value-type="string">
            <text:p>Dual Schmitt-Trigger Buffer eg Fairchild NC7WZ17P6X or Texas Instruments SN74LVC2G17DCKR</text:p>
          </table:table-cell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U401</text:p>
          </table:table-cell>
          <table:table-cell table:style-name="ce3" office:value-type="string" calcext:value-type="string">
            <text:p>IC-SC70-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-LOGIC-BUF-NC7WZ16P6X</text:p>
          </table:table-cell>
          <table:table-cell table:style-name="ce3" office:value-type="string" calcext:value-type="string">
            <text:p>Dual Buffer eg Fairchild NC7WZ16P6X or Texas Instruments SN74LVC2G34DCKR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403,C251,C303,C318,C306,C206,C232,C324,C336</text:p>
          </table:table-cell>
          <table:table-cell office:value-type="string" calcext:value-type="string">
            <text:p>CAP-TH-D6.3mmP2.5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'=&gt;16V eg Panasonic EEU-FR1C221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D303,D305,D306,D307</text:p>
          </table:table-cell>
          <table:table-cell table:style-name="ce3" office:value-type="string" calcext:value-type="string">
            <text:p>DIODE-SOD-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BR1A40S1</text:p>
          </table:table-cell>
          <table:table-cell table:style-name="ce3" office:value-type="string" calcext:value-type="string">
            <text:p>Diodes Inc. SBR1A40S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IC_SPDIF_OP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-SPDIF-RX-OPTO</text:p>
          </table:table-cell>
          <table:table-cell office:value-type="string" calcext:value-type="string">
            <text:p>Toslink Reciever - eg CLIFF FC684205R</text:p>
          </table:table-cell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U403</text:p>
          </table:table-cell>
          <table:table-cell table:style-name="ce3" office:value-type="string" calcext:value-type="string">
            <text:p>IC_SPDIF_OPT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C-SPDIF-TX-OPTO</text:p>
          </table:table-cell>
          <table:table-cell table:style-name="ce3" office:value-type="string" calcext:value-type="string">
            <text:p>Toslink Transmitter - eg CLIFF FC684205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9:19:29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4T19:19:36.850000000</dc:date>
    <meta:editing-duration>PT3M3S</meta:editing-duration>
    <meta:editing-cycles>3</meta:editing-cycles>
    <meta:generator>LibreOffice/5.0.4.2$Windows_x86 LibreOffice_project/2b9802c1994aa0b7dc6079e128979269cf95bc78</meta:generator>
    <meta:document-statistic meta:table-count="1" meta:cell-count="404" meta:object-count="0"/>
  </office:meta>
</office:document-meta>
</file>